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0274" officeooo:paragraph-rsid="001e0274"/>
    </style:style>
    <style:style style:name="P2" style:family="paragraph" style:parent-style-name="Standard" style:list-style-name="L1">
      <style:text-properties officeooo:rsid="001e0274" officeooo:paragraph-rsid="001e0274"/>
    </style:style>
    <style:style style:name="P3" style:family="paragraph" style:parent-style-name="Standard" style:list-style-name="L2">
      <style:text-properties officeooo:rsid="001e0274" officeooo:paragraph-rsid="001e0274"/>
    </style:style>
    <style:style style:name="P4" style:family="paragraph" style:parent-style-name="Standard" style:list-style-name="L2">
      <style:text-properties officeooo:rsid="001e0274" officeooo:paragraph-rsid="001e3fb4"/>
    </style:style>
    <style:style style:name="P5" style:family="paragraph" style:parent-style-name="Standard">
      <style:text-properties officeooo:rsid="001e0274" officeooo:paragraph-rsid="001e0274"/>
    </style:style>
    <style:style style:name="P6" style:family="paragraph" style:parent-style-name="Standard" style:list-style-name="L1">
      <style:text-properties fo:font-style="italic" officeooo:rsid="001e0274" officeooo:paragraph-rsid="001e0274" style:font-style-asian="italic" style:font-style-complex="italic"/>
    </style:style>
    <style:style style:name="P7" style:family="paragraph" style:parent-style-name="Standard" style:list-style-name="L1">
      <style:text-properties officeooo:rsid="001e3fb4" officeooo:paragraph-rsid="001e3fb4"/>
    </style:style>
    <style:style style:name="P8" style:family="paragraph" style:parent-style-name="Standard" style:list-style-name="L2">
      <style:text-properties officeooo:rsid="001e3fb4" officeooo:paragraph-rsid="001e3fb4"/>
    </style:style>
    <style:style style:name="T1" style:family="text">
      <style:text-properties officeooo:rsid="001e3f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ient</text:p>
      <text:list xml:id="list2818867438" text:style-name="L1">
        <text:list-item>
          <text:p text:style-name="P7">int id</text:p>
        </text:list-item>
        <text:list-item>
          <text:p text:style-name="P2">String <text:s/>full_name</text:p>
        </text:list-item>
        <text:list-item>
          <text:p text:style-name="P2">String username</text:p>
        </text:list-item>
        <text:list-item>
          <text:p text:style-name="P2">String password</text:p>
        </text:list-item>
        <text:list-item>
          <text:p text:style-name="P2">boolean access_rights =&gt; [true: All , false: Restricted]</text:p>
        </text:list-item>
        <text:list-item>
          <text:p text:style-name="P6">Client login(username, password)</text:p>
        </text:list-item>
      </text:list>
      <text:p text:style-name="P1"/>
      <text:p text:style-name="P1">File</text:p>
      <text:list xml:id="list3343110837" text:style-name="L2">
        <text:list-item>
          <text:p text:style-name="P3"><text:span text:style-name="T1">String </text:span>name</text:p>
        </text:list-item>
        <text:list-item>
          <text:p text:style-name="P4">String path</text:p>
        </text:list-item>
        <text:list-item>
          <text:p text:style-name="P8">Client owner</text:p>
        </text:list-item>
        <text:list-item>
          <text:p text:style-name="P8">boolean priva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4:29:18.431443779</meta:creation-date>
    <dc:date>2017-04-20T12:53:40.936173157</dc:date>
    <meta:editing-duration>PT38M9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12" meta:word-count="39" meta:character-count="210" meta:non-whitespace-character-count="192"/>
  </office:meta>
</office:document-meta>
</file>